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738c" officeooo:paragraph-rsid="0017738c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738c" style:font-size-asian="18pt" style:font-style-asian="normal" style:font-weight-asian="normal" style:font-size-complex="18pt"/>
    </style:style>
    <style:style style:name="T5" style:family="text">
      <style:text-properties officeooo:rsid="001773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25th</text:span><text:span text:style-name="T3"> of </text:span><text:span text:style-name="T4">November</text:span><text:span text:style-name="T3"> 2020 under the </text:span><text:span text:style-name="T4">33rd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make Comradedoggo_21 a speaker.</text:p>
      <text:p text:style-name="P1"/>
      <text:p text:style-name="P1">And proceeds.</text:p>
      <text:p text:style-name="P1"/>
      <text:p text:style-name="P1">Signed by,</text:p>
      <text:p text:style-name="P4">Comradedoggo_21</text:p>
      <text:p text:style-name="P1"/>
      <text:p text:style-name="P1"/>
      <text:p text:style-name="P1"/>
      <text:p text:style-name="Standard"><text:span text:style-name="T1">[</text:span><text:span text:style-name="T2">Motion 33-9: To transfer speaker powers to Comradedoggo_21 after Ender_Sheeper is removed from being speaker. (Make Comradedoggo_21 as speaker).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26T09:41:46.498413301</dc:date>
    <meta:editing-duration>PT1M8S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53" meta:character-count="375" meta:non-whitespace-character-count="329"/>
  </office:meta>
</office:document-meta>
</file>